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WW8Num14">
      <style:paragraph-properties fo:margin-top="0cm" fo:margin-bottom="0cm" loext:contextual-spacing="false" fo:line-height="100%"/>
      <style:text-properties style:font-name="Times New Roman" fo:font-size="10pt" fo:font-weight="bold" officeooo:rsid="00161a2a" officeooo:paragraph-rsid="000e98c3" style:font-size-asian="10pt" style:font-weight-asian="bold" style:font-name-complex="Times New Roman" style:font-size-complex="10pt"/>
    </style:style>
    <style:style style:name="P2" style:family="paragraph" style:parent-style-name="Standard" style:list-style-name="WW8Num14">
      <style:paragraph-properties fo:margin-top="0cm" fo:margin-bottom="0cm" loext:contextual-spacing="false" fo:line-height="100%"/>
      <style:text-properties style:font-name="Times New Roman" fo:font-size="10pt" fo:font-weight="bold" officeooo:paragraph-rsid="000e98c3" style:font-size-asian="10pt" style:font-weight-asian="bold" style:font-name-complex="Times New Roman" style:font-size-complex="10pt"/>
    </style:style>
    <style:style style:name="P3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size="10pt" fo:font-weight="bold" officeooo:paragraph-rsid="000e98c3" style:font-size-asian="10pt" style:font-weight-asian="bold" style:font-name-complex="Times New Roman" style:font-size-complex="10pt"/>
    </style:style>
    <style:style style:name="T1" style:family="text">
      <style:text-properties officeooo:rsid="00153297"/>
    </style:style>
    <style:style style:name="T2" style:family="text">
      <style:text-properties officeooo:rsid="00161a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list xml:id="list2318176459" text:style-name="WW8Num14">
        <text:list-item>
          <text:p text:style-name="P2">Dado o algoritmo a seguir, responda:</text:p>
        </text:list-item>
      </text:list>
      <text:p text:style-name="P3">Inicio</text:p>
      <text:p text:style-name="P3"><text:tab/>A,B,C Logico</text:p>
      <text:p text:style-name="P3"><text:tab/>Se A então</text:p>
      <text:p text:style-name="P3"><text:tab/><text:tab/>Comando1</text:p>
      <text:p text:style-name="P3"><text:tab/>Senão</text:p>
      <text:p text:style-name="P3"><text:tab/> <text:s text:c="5"/>Inicio</text:p>
      <text:p text:style-name="P3"><text:tab/><text:tab/>Se B então</text:p>
      <text:p text:style-name="P3"><text:tab/><text:tab/><text:tab/>Se C então</text:p>
      <text:p text:style-name="P3"><text:tab/><text:tab/><text:tab/><text:tab/>Comando 2</text:p>
      <text:p text:style-name="P3"><text:tab/><text:tab/><text:tab/>Senão</text:p>
      <text:p text:style-name="P3"><text:tab/><text:tab/><text:tab/> <text:s text:c="6"/>Inicio</text:p>
      <text:p text:style-name="P3"><text:tab/><text:tab/><text:tab/><text:tab/>Comando 3</text:p>
      <text:p text:style-name="P3"><text:tab/><text:tab/><text:tab/><text:tab/>Comando 4</text:p>
      <text:p text:style-name="P3"><text:tab/><text:tab/><text:tab/> <text:s text:c="6"/>Fim</text:p>
      <text:p text:style-name="P3"><text:tab/> <text:s text:c="5"/>Fim</text:p>
      <text:p text:style-name="P3"><text:tab/>Comando 5</text:p>
      <text:p text:style-name="P3">Fim</text:p>
      <text:list xml:id="list211133482441946" text:continue-numbering="true" text:style-name="WW8Num14">
        <text:list-item>
          <text:list>
            <text:list-item>
              <text:p text:style-name="P2">Se A = verdade, B = verdade, C = falsidade, quais comandos serão executados?<text:span text:style-name="T1">Comandos 1, 3, 4 e 5</text:span></text:p>
            </text:list-item>
            <text:list-item>
              <text:p text:style-name="P2">Se A = falsidade, B = verdade, C = falsidade, quais comandos serão executados?<text:span text:style-name="T1">Comandos 3, 4 e 5</text:span></text:p>
            </text:list-item>
            <text:list-item>
              <text:p text:style-name="P2">Se A = falsidade, B = verdade, C = verdade, quais comandos serão executados?<text:span text:style-name="T1">Comando 2 e 5</text:span></text:p>
            </text:list-item>
            <text:list-item>
              <text:p text:style-name="P2">Quais os valores de A,B,C para que somente os comandos 2 e 5 sejam executados?<text:span text:style-name="T2">A e B verdade e C falsidade</text:span></text:p>
            </text:list-item>
            <text:list-item>
              <text:p text:style-name="P2">Quais os valores de A,B,C para que somente o comando 5 seja executado?</text:p>
              <text:p text:style-name="P1">A, B e C falsidad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W8Num14z0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1:10:58.601000000</meta:creation-date>
    <dc:date>2018-10-15T21:11:31.224000000</dc:date>
    <meta:editing-duration>PT33S</meta:editing-duration>
    <meta:editing-cycles>1</meta:editing-cycles>
    <meta:document-statistic meta:table-count="0" meta:image-count="0" meta:object-count="0" meta:page-count="1" meta:paragraph-count="24" meta:word-count="133" meta:character-count="704" meta:non-whitespace-character-count="541"/>
    <meta:generator>LibreOffice/6.1.2.1$Windows_X86_64 LibreOffice_project/65905a128db06ba48db947242809d14d3f9a93fe</meta:generator>
  </office:meta>
</office:document-meta>
</file>